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-color="#f6f9d4"/>
    </style:style>
    <style:style style:name="P2" style:family="paragraph">
      <loext:graphic-properties draw:fill="solid" draw:fill-color="#5eb91e"/>
      <style:paragraph-properties fo:text-align="center"/>
    </style:style>
    <style:style style:name="P3" style:family="paragraph">
      <loext:graphic-properties draw:fill="solid" draw:fill-color="#07396e"/>
      <style:paragraph-properties fo:text-align="center"/>
    </style:style>
    <style:style style:name="gr1" style:family="graphic">
      <style:graphic-properties draw:fill-color="#f6f9d4" draw:textarea-horizontal-align="justify" draw:textarea-vertical-align="middle" draw:auto-grow-height="false" fo:min-height="2.092cm" fo:min-width="0.8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2a6099" draw:fill="solid" draw:fill-color="#5eb91e" draw:textarea-horizontal-align="justify" draw:textarea-vertical-align="middle" draw:auto-grow-height="false" fo:min-height="3.575cm" fo:min-width="3.5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6f9d4" draw:textarea-horizontal-align="justify" draw:textarea-vertical-align="middle" draw:auto-grow-height="false" fo:min-height="1.259cm" fo:min-width="2.2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2a6099" draw:fill="solid" draw:fill-color="#07396e" draw:textarea-horizontal-align="justify" draw:textarea-vertical-align="middle" draw:auto-grow-height="false" fo:min-height="3.575cm" fo:min-width="3.5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4" draw:text-style-name="P3" svg:width="5.054cm" svg:height="5.054cm" svg:x="5.722cm" svg:y="2.2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3" draw:text-style-name="P1" svg:width="3.096cm" svg:height="2.594cm" svg:x="6.622cm" svg:y="3.346cm"><text:p/><draw:enhanced-geometry svg:viewBox="0 0 21600 21600" draw:text-areas="?f7 ?f0 21600 ?f2" draw:type="left-arrow" draw:modifiers="11636.4464692483 5552.83018867925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Shape1_0" draw:style-name="gr4" draw:text-style-name="P3" svg:width="5.054cm" svg:height="5.054cm" svg:x="5.801cm" svg:y="8.2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2_0" draw:style-name="gr3" draw:text-style-name="P1" svg:width="3.096cm" svg:height="2.594cm" draw:transform="rotate (-3.13356413903062) translate (10.0700416666667cm 11.9327083333333cm)"><text:p/><draw:enhanced-geometry svg:viewBox="0 0 21600 21600" draw:text-areas="?f7 ?f0 21600 ?f2" draw:mirror-horizontal="false" draw:mirror-vertical="false" draw:type="left-arrow" draw:modifiers="11636.4464692483 5552.83018867925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Shape1_1" draw:style-name="gr2" draw:text-style-name="P2" svg:width="5.054cm" svg:height="5.054cm" svg:x="5.643cm" svg:y="14.6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2_1" draw:style-name="gr1" draw:text-style-name="P1" svg:width="2.551cm" svg:height="3.119cm" draw:transform="rotate (-3.13356413903062) translate (10.0065416666667cm 18.6884027777778cm)"><text:p/><draw:enhanced-geometry svg:viewBox="0 0 21600 21600" draw:text-areas="?f7 ?f0 21600 ?f2" draw:mirror-horizontal="false" draw:mirror-vertical="false" draw:type="left-arrow" draw:modifiers="21600 3560.58394160584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22:47:07.119529738</meta:creation-date>
    <dc:date>2021-05-23T23:03:44.902993717</dc:date>
    <meta:editing-duration>PT5M5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